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56ae" officeooo:paragraph-rsid="000156ae"/>
    </style:style>
    <style:style style:name="P2" style:family="paragraph" style:parent-style-name="Text_20_body">
      <style:text-properties style:text-underline-style="solid" style:text-underline-width="auto" style:text-underline-color="font-color" officeooo:rsid="000156ae" officeooo:paragraph-rsid="000156ae"/>
    </style:style>
    <style:style style:name="P3" style:family="paragraph" style:parent-style-name="Text_20_body">
      <style:text-properties officeooo:paragraph-rsid="000156ae"/>
    </style:style>
    <style:style style:name="P4" style:family="paragraph" style:parent-style-name="Title">
      <style:text-properties officeooo:rsid="000156ae" officeooo:paragraph-rsid="000156ae"/>
    </style:style>
    <style:style style:name="P5" style:family="paragraph" style:parent-style-name="Text_20_body">
      <style:text-properties style:text-underline-style="none" officeooo:rsid="000156ae" officeooo:paragraph-rsid="000156ae"/>
    </style:style>
    <style:style style:name="P6" style:family="paragraph" style:parent-style-name="Text_20_body">
      <style:text-properties style:text-underline-style="none" officeooo:rsid="0002e9e6" officeooo:paragraph-rsid="0002e9e6"/>
    </style:style>
    <style:style style:name="P7" style:family="paragraph" style:parent-style-name="Text_20_body">
      <style:text-properties style:text-underline-style="none" officeooo:rsid="0003edd5" officeooo:paragraph-rsid="0003edd5"/>
    </style:style>
    <style:style style:name="P8" style:family="paragraph" style:parent-style-name="Text_20_body">
      <style:text-properties style:text-underline-style="none" officeooo:rsid="00046934" officeooo:paragraph-rsid="00046934"/>
    </style:style>
    <style:style style:name="P9" style:family="paragraph" style:parent-style-name="Text_20_body">
      <style:text-properties style:text-underline-style="none" officeooo:rsid="00061934" officeooo:paragraph-rsid="0006193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156ae"/>
    </style:style>
    <style:style style:name="T3" style:family="text">
      <style:text-properties officeooo:rsid="00046934"/>
    </style:style>
    <style:style style:name="T4" style:family="text">
      <style:text-properties officeooo:rsid="00061934"/>
    </style:style>
    <style:style style:name="T5" style:family="text">
      <style:text-properties officeooo:rsid="00072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Übung 6</text:p>
      <text:p text:style-name="P1"/>
      <text:p text:style-name="P2">Aufgabe 21)</text:p>
      <text:p text:style-name="P5">a)</text:p>
      <text:p text:style-name="P5">1) #define TRUE 1</text:p>
      <text:p text:style-name="P3"><text:span text:style-name="T2">2) </text:span><text:span text:style-name="T1">#define </text:span><text:span text:style-name="T2">minimum</text:span><text:span text:style-name="T1">(a,b) (((a) &gt; (b)) ? (a) : (b))</text:span></text:p>
      <text:p text:style-name="P6">3)</text:p>
      <text:p text:style-name="P6">4)</text:p>
      <text:p text:style-name="P6"/>
      <text:p text:style-name="P6">b)</text:p>
      <text:p text:style-name="P6">1)</text:p>
      <text:p text:style-name="P6"/>
      <text:p text:style-name="P7">c)</text:p>
      <text:p text:style-name="P7"/>
      <text:p text:style-name="P7">d)</text:p>
      <text:p text:style-name="P7">1) <text:span text:style-name="T3">0</text:span></text:p>
      <text:p text:style-name="P8">2) 1</text:p>
      <text:p text:style-name="P8">3) 1</text:p>
      <text:p text:style-name="P8">4) 0</text:p>
      <text:p text:style-name="P8">5) <text:span text:style-name="T4">0</text:span></text:p>
      <text:p text:style-name="P9">6) 1</text:p>
      <text:p text:style-name="P9">7) <text:span text:style-name="T5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2:26:38.093000000</meta:creation-date>
    <dc:date>2018-11-29T13:39:50.262000000</dc:date>
    <meta:editing-duration>PT15M31S</meta:editing-duration>
    <meta:editing-cycles>7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8" meta:word-count="39" meta:character-count="126" meta:non-whitespace-character-count="105"/>
  </office:meta>
</office:document-meta>
</file>